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9" style:family="table-cell" style:parent-style-name="Hyperlink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0" style:family="table-cell" style:parent-style-name="Hyperlink" style:data-style-name="N0">
      <style:text-properties fo:color="#000000" style:font-name="Arial" style:font-name-asian="Arial" style:font-name-complex="Arial" fo:font-size="12pt" style:font-size-asian="12pt" style:font-size-complex="12pt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61760416666667cm"/>
    </style:style>
    <style:style style:name="co2" style:family="table-column">
      <style:table-column-properties fo:break-before="auto" style:column-width="16.72166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2.7926041666667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school_conta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Training school region</text:p>
          </table:table-cell>
          <table:table-cell office:value-type="string" table:style-name="ce3">
            <text:p>Lead school<text:s/></text:p>
          </table:table-cell>
          <table:table-cell office:value-type="string" table:style-name="ce4">
            <text:p>Primary or Secondary</text:p>
          </table:table-cell>
          <table:table-cell office:value-type="string" table:style-name="ce3">
            <text:p>Email</text:p>
          </table:table-cell>
          <table:table-cell office:value-type="string" table:style-name="ce4">
            <text:p>Contact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2">
            <text:p>East of England and North-East London</text:p>
          </table:table-cell>
          <table:table-cell office:value-type="string" table:style-name="ce6">
            <text:p>Debenham High School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jupton@debenhamhigh.co.uk">jupton@debenhamhigh.co.uk</text:a></text:p>
          </table:table-cell>
          <table:table-cell office:value-type="string" table:style-name="ce6">
            <text:p>Julia Upto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ast of England and North-East London</text:p>
          </table:table-cell>
          <table:table-cell office:value-type="string" table:style-name="ce6">
            <text:p>Kaizen primary school and Sheringham Nursery and Children’s Centre</text:p>
          </table:table-cell>
          <table:table-cell office:value-type="string" table:style-name="ce2">
            <text:p>Primary and Secondary</text:p>
          </table:table-cell>
          <table:table-cell office:value-type="string" table:style-name="ce9">
            <text:p><text:a xlink:href="mailto:kate.fallan@ekotrust.org.uk">kate.fallan@ekotrust.org.uk</text:a></text:p>
          </table:table-cell>
          <table:table-cell office:value-type="string" table:style-name="ce6">
            <text:p>Kate Falla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ast Midlands and the Humber</text:p>
          </table:table-cell>
          <table:table-cell office:value-type="string" table:style-name="ce6">
            <text:p>Cotgrave Candleby Lane School (Flying High TSA /4 Derbyshire TSA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Vjones@flyinghightrust.co.uk">Vjones@flyinghightrust.co.uk</text:a></text:p>
          </table:table-cell>
          <table:table-cell office:value-type="string" table:style-name="ce6">
            <text:p>Victoria Jone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ast Midlands and the Humber</text:p>
          </table:table-cell>
          <table:table-cell office:value-type="string" table:style-name="ce6">
            <text:p>Huntingdon Academy (L.E.A.D Equate TSA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Amanda@leadequatetsa.co.uk">Amanda@leadequatetsa.co.uk</text:a></text:p>
          </table:table-cell>
          <table:table-cell office:value-type="string" table:style-name="ce6">
            <text:p>Amanda Griffith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East Midlands and the Humber</text:p>
          </table:table-cell>
          <table:table-cell office:value-type="string" table:style-name="ce6">
            <text:p>Huntingdon Academy (L.E.A.D Equate TSA), jointly with Cotgrave Candleby Lane School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Amanda@leadequatetsa.co.uk">Amanda@leadequatetsa.co.uk</text:a></text:p>
          </table:table-cell>
          <table:table-cell office:value-type="string" table:style-name="ce6">
            <text:p>Amanda Griffith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Lancashire and West Yorkshire</text:p>
          </table:table-cell>
          <table:table-cell office:value-type="string" table:style-name="ce6">
            <text:p>Altrincham Grammar School for Girls<text:s/>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lfathers@aggs.bfet.uk">lfathers@aggs.bfet.uk</text:a></text:p>
          </table:table-cell>
          <table:table-cell office:value-type="string" table:style-name="ce6">
            <text:p>Lisa Father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Lancashire and West Yorkshire</text:p>
          </table:table-cell>
          <table:table-cell office:value-type="string" table:style-name="ce6">
            <text:p>West Yorkshire Teaching Alliance (Spring Grove JIN School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manager@wyta.co.uk">manager@wyta.co.uk</text:a></text:p>
          </table:table-cell>
          <table:table-cell office:value-type="string" table:style-name="ce6">
            <text:p>Clare Taylo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North of England</text:p>
          </table:table-cell>
          <table:table-cell office:value-type="string" table:style-name="ce6">
            <text:p>Grasslot Infant School, Cumbria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mhazzard@ellbra-ewan.cumbria.sch.uk">mhazzard@ellbra-ewan.cumbria.sch.uk</text:a></text:p>
          </table:table-cell>
          <table:table-cell office:value-type="string" table:style-name="ce6">
            <text:p>Mark Hazzard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<text:a xlink:href="https://www.gov.uk/government/people/kate-dethridge">North-West London and South-Central England</text:a></text:p>
          </table:table-cell>
          <table:table-cell office:value-type="string" table:style-name="ce6">
            <text:p>The Compton School<text:s/></text:p>
            <text:p>(Compton Barnett Teaching<text:s/>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louise.ismail@thecompton.org.uk">louise.ismail@thecompton.org.uk</text:a></text:p>
          </table:table-cell>
          <table:table-cell office:value-type="string" table:style-name="ce6">
            <text:p>Louise Ismail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<text:a xlink:href="https://www.gov.uk/government/people/kate-dethridge">North-West London and South-Central England</text:a></text:p>
          </table:table-cell>
          <table:table-cell office:value-type="string" table:style-name="ce6">
            <text:p>Uplands Primary School and Nursery (Forest Learning Alliance Teaching School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kputtock@uplandsprimary.org">kputtock@uplandsprimary.org</text:a></text:p>
          </table:table-cell>
          <table:table-cell office:value-type="string" table:style-name="ce6">
            <text:p>Kelli Puttock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<text:a xlink:href="https://www.gov.uk/government/people/kate-dethridge">North-West London and South-Central England</text:a></text:p>
          </table:table-cell>
          <table:table-cell office:value-type="string" table:style-name="ce6">
            <text:p>Hitchin Girls School (North Herts Teaching School Alliance)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admin@nhta.info">admin@nhta.info</text:a></text:p>
          </table:table-cell>
          <table:table-cell office:value-type="string" table:style-name="ce6">
            <text:p>Tina Stojko or Laura Col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East England and South London</text:p>
          </table:table-cell>
          <table:table-cell office:value-type="string" table:style-name="ce6">
            <text:p>South Farnham Teaching School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cdonnachie@sfet.org.uk">cdonnachie@sfet.org.uk</text:a></text:p>
          </table:table-cell>
          <table:table-cell office:value-type="string" table:style-name="ce6">
            <text:p>Claire Donnachi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East England and South London</text:p>
          </table:table-cell>
          <table:table-cell office:value-type="string" table:style-name="ce6">
            <text:p>Bennett Memorial Diocesan School (Altius TSA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miller@bennett.kent.sch.uk">miller@bennett.kent.sch.uk</text:a></text:p>
          </table:table-cell>
          <table:table-cell office:value-type="string" table:style-name="ce6">
            <text:p>Helen Mille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East England and South London</text:p>
          </table:table-cell>
          <table:table-cell office:value-type="string" table:style-name="ce6">
            <text:p>George Abbot Teaching School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aroach@gepacademies.com">aroach@gepacademies.com</text:a></text:p>
          </table:table-cell>
          <table:table-cell office:value-type="string" table:style-name="ce6">
            <text:p>Andrew Roach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West England</text:p>
          </table:table-cell>
          <table:table-cell office:value-type="string" table:style-name="ce6">
            <text:p>Oldway Primary School (Torbay TSA)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<text:span text:style-name="T2">ltoms@rivieraet.co.uk</text:span><text:s/>or<text:s/><text:span text:style-name="T2">kimberley.mason@kingsashacademy.com</text:span></text:p>
          </table:table-cell>
          <table:table-cell office:value-type="string" table:style-name="ce6">
            <text:p>Lisa Toms or Kim Maso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West England</text:p>
          </table:table-cell>
          <table:table-cell office:value-type="string" table:style-name="ce6">
            <text:p>Bristol Primary Teaching School/Bridge Farm Primary School<text:s/></text:p>
          </table:table-cell>
          <table:table-cell office:value-type="string" table:style-name="ce2">
            <text:p>Primary and Secondary</text:p>
          </table:table-cell>
          <table:table-cell office:value-type="string" table:style-name="ce9">
            <text:p><text:a xlink:href="mailto:mike.eatwell@bristol-schools.uk">mike.eatwell@bristol-schools.uk</text:a></text:p>
          </table:table-cell>
          <table:table-cell office:value-type="string" table:style-name="ce6">
            <text:p>Mike Eatwell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-West England</text:p>
          </table:table-cell>
          <table:table-cell office:value-type="string" table:style-name="ce6">
            <text:p>Kingsbridge Community College<text:s/></text:p>
          </table:table-cell>
          <table:table-cell office:value-type="string" table:style-name="ce2">
            <text:p>Secondary</text:p>
          </table:table-cell>
          <table:table-cell office:value-type="string" table:style-name="ce8">
            <text:p>lwhitworth@teachingschools-sw.org.uk</text:p>
          </table:table-cell>
          <table:table-cell office:value-type="string" table:style-name="ce6">
            <text:p>Lisa Whitworth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est Midlands</text:p>
          </table:table-cell>
          <table:table-cell office:value-type="string" table:style-name="ce6">
            <text:p>Barr Beacon School (Evolve TSA)</text:p>
          </table:table-cell>
          <table:table-cell office:value-type="string" table:style-name="ce2">
            <text:p>Secondary</text:p>
          </table:table-cell>
          <table:table-cell office:value-type="string" table:style-name="ce9">
            <text:p><text:a xlink:href="mailto:LDraycott@barrbeaconschool.co.uk">LDraycott@barrbeaconschool.co.uk</text:a></text:p>
          </table:table-cell>
          <table:table-cell office:value-type="string" table:style-name="ce6">
            <text:p>Lyndsay Draycot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est Midlands</text:p>
          </table:table-cell>
          <table:table-cell office:value-type="string" table:style-name="ce6">
            <text:p>Harvills Hawthorn Primary School (Wednesbury Teaching School Alliance)</text:p>
          </table:table-cell>
          <table:table-cell office:value-type="string" table:style-name="ce2">
            <text:p>Primary</text:p>
          </table:table-cell>
          <table:table-cell office:value-type="string" table:style-name="ce9">
            <text:p><text:a xlink:href="mailto:joanne.sheen@harvillshawthorn.co.uk">joanne.sheen@harvillshawthorn.co.uk</text:a></text:p>
          </table:table-cell>
          <table:table-cell office:value-type="string" table:style-name="ce6">
            <text:p>Joanne Shee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est Midlands</text:p>
          </table:table-cell>
          <table:table-cell office:value-type="string" table:style-name="ce6">
            <text:p>Tudor Grange</text:p>
          </table:table-cell>
          <table:table-cell office:value-type="string" table:style-name="ce2">
            <text:p>Primary and Secondary</text:p>
          </table:table-cell>
          <table:table-cell office:value-type="string" table:style-name="ce9">
            <text:p><text:a xlink:href="mailto:CHatton@solihull.tgacademy.org.uk">CHatton@solihull.tgacademy.org.uk</text:a></text:p>
          </table:table-cell>
          <table:table-cell office:value-type="string" table:style-name="ce6">
            <text:p>Collette Hatton</text:p>
          </table:table-cell>
          <table:table-cell table:number-columns-repeated="16379"/>
        </table:table-row>
        <table:table-row table:number-rows-repeated="2" table:style-name="ro2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2" table:style-name="ro2">
          <table:table-cell table:style-name="ce7"/>
          <table:table-cell table:style-name="ce2"/>
          <table:table-cell table:number-columns-repeated="16382" table:style-name="ce1"/>
        </table:table-row>
        <table:table-row table:style-name="ro3">
          <table:table-cell table:style-name="ce7"/>
          <table:table-cell table:number-columns-repeated="16383" table:style-name="ce1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LAWSON, Catherine</meta:initial-creator>
    <dc:creator>LAWSON, Catherine</dc:creator>
    <meta:creation-date>2020-06-22T09:10:23Z</meta:creation-date>
    <dc:date>2020-06-22T10:23:23Z</dc:date>
    <meta:user-defined meta:name="ContentTypeId">0x01010067F93C5AEDE92E43ABAB55030D3077BD</meta:user-defined>
  </office:meta>
</office:document-meta>
</file>